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92.6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96.1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15.7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96.79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47.66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24.05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88.06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60.6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39.2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24.5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37.55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 table:number-rows-repeated="43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00/00/0000</text:date>, <text:time style:data-style-name="N2" text:time-value="13:08:17.999970974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12T13:08:36.017469279</dc:date>
    <meta:editing-duration>PT27M42S</meta:editing-duration>
    <meta:editing-cycles>8</meta:editing-cycles>
    <meta:generator>LibreOffice/5.3.1.2$Linux_X86_64 LibreOffice_project/30m0$Build-2</meta:generator>
    <meta:document-statistic meta:table-count="1" meta:cell-count="108" meta:object-count="0"/>
  </office:meta>
</office:document-meta>
</file>